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Verdana2" svg:font-family="Verdana2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top" fo:wrap-option="wrap"/>
      <style:text-properties fo:color="#0000FF"/>
    </style:style>
    <style:style style:name="ce10" style:family="table-cell" style:parent-style-name="Default" style:data-style-name="N0">
      <style:table-cell-properties style:vertical-align="top"/>
      <style:text-properties fo:color="#0000FF"/>
    </style:style>
    <style:style style:name="ce11" style:family="table-cell" style:parent-style-name="Default" style:data-style-name="N0">
      <style:text-properties fo:color="#0000FF"/>
    </style:style>
    <style:style style:name="ce12" style:family="table-cell" style:parent-style-name="Default" style:data-style-name="N0">
      <style:table-cell-properties style:vertical-align="top" fo:wrap-option="wrap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ext-properties style:font-name="Verdana1" style:font-name-asian="Verdana1" style:font-name-complex="Verdana1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fo:wrap-option="wrap"/>
      <style:text-properties style:font-name="Verdana2" style:font-name-asian="Verdana2" style:font-name-complex="Verdana2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/>
      <style:text-properties fo:color="#FF0000" style:font-name="Verdana1" style:font-name-asian="Verdana1" style:font-name-complex="Verdana1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top" fo:wrap-option="wrap"/>
      <style:text-properties fo:color="#008000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top" fo:wrap-option="wrap" fo:background-color="transparent"/>
      <style:text-properties style:font-name="Verdana1" style:font-name-asian="Verdana1" style:font-name-complex="Verdana1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wrap-option="wrap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/>
    </style:style>
    <style:style style:name="ce3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ext-properties fo:color="#C41A16"/>
    </style:style>
    <style:style style:name="ce34" style:family="table-cell" style:parent-style-name="Default" style:data-style-name="N0">
      <style:text-properties fo:color="#993300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Verdana2" style:font-name-asian="Verdana2" style:font-name-complex="Verdana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96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A64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646464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FF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Helvetica" style:font-name-asian="Helvetica" style:font-name-complex="Helvetic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Verdana1" style:font-name-asian="Verdana1" style:font-name-complex="Verdana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20.6110416666667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1.244791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36020833333333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5.795625cm"/>
    </style:style>
    <style:style style:name="co13" style:family="table-column">
      <style:table-column-properties fo:break-before="auto" style:column-width="14.0758333333333cm"/>
    </style:style>
    <style:style style:name="co14" style:family="table-column">
      <style:table-column-properties fo:break-before="auto" style:column-width="11.7475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18.4679166666667cm"/>
    </style:style>
    <style:style style:name="co17" style:family="table-column">
      <style:table-column-properties fo:break-before="auto" style:column-width="10.6097916666667cm"/>
    </style:style>
    <style:style style:name="co18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78.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240pt" style:use-optimal-row-height="true" fo:break-before="auto"/>
    </style:style>
    <style:style style:name="ro8" style:family="table-row">
      <style:table-row-properties style:row-height="120pt" style:use-optimal-row-height="true" fo:break-before="auto"/>
    </style:style>
    <style:style style:name="ro9" style:family="table-row">
      <style:table-row-properties style:row-height="39.75pt" style:use-optimal-row-height="true" fo:break-before="auto"/>
    </style:style>
    <style:style style:name="ro10" style:family="table-row">
      <style:table-row-properties style:row-height="60pt" style:use-optimal-row-height="true" fo:break-before="auto"/>
    </style:style>
    <style:style style:name="ro11" style:family="table-row">
      <style:table-row-properties style:row-height="127.5pt" style:use-optimal-row-height="tru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57pt" style:use-optimal-row-height="true" fo:break-before="auto"/>
    </style:style>
    <style:style style:name="ro14" style:family="table-row">
      <style:table-row-properties style:row-height="52.5pt" style:use-optimal-row-height="true" fo:break-before="auto"/>
    </style:style>
    <style:style style:name="ro15" style:family="table-row">
      <style:table-row-properties style:row-height="71.25pt" style:use-optimal-row-height="true" fo:break-before="auto"/>
    </style:style>
    <style:style style:name="ro16" style:family="table-row">
      <style:table-row-properties style:row-height="14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7"/>
        <table:table-column table:style-name="co7" table:number-columns-repeated="251" table:default-cell-style-name="ce7"/>
        <table:table-column table:style-name="co7" table:number-columns-repeated="766" table:default-cell-style-name="ce1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errorlevel</text:p>
          </table:table-cell>
          <table:table-cell office:value-type="string" table:style-name="ce3">
            <text:p>source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string" table:style-name="ce4">
            <text:p>BIIRULE-T10-R011</text:p>
          </table:table-cell>
          <table:table-cell office:value-type="string" table:style-name="ce1">
            <text:p>Invoice total line extension amount MUST equal the sum of the line totals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2</text:p>
          </table:table-cell>
          <table:table-cell office:value-type="string" table:style-name="ce8">
            <text:p>Invoice tax exclusive amount MUST equal the sum of lines plus allowances and charges on header level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3</text:p>
          </table:table-cell>
          <table:table-cell office:value-type="string" table:style-name="ce8">
            <text:p>Invoice tax inclusive amount MUST equal the tax exclusive amount plus all tax total amounts and the rounding amount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4</text:p>
          </table:table-cell>
          <table:table-cell office:value-type="string" table:style-name="ce1">
            <text:p>Tax inclusive amount in an invoice MUST NOT be negative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5</text:p>
          </table:table-cell>
          <table:table-cell office:value-type="string" table:style-name="ce8">
            <text:p>Total allowance MUST be equal to the sum of allowances at document level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6</text:p>
          </table:table-cell>
          <table:table-cell office:value-type="string" table:style-name="ce8">
            <text:p>Total charges MUST be equal to the sum of document level charges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7</text:p>
          </table:table-cell>
          <table:table-cell office:value-type="string" table:style-name="ce8">
            <text:p>Amount due is the tax inclusive amount minus what has been prepaid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9</text:p>
          </table:table-cell>
          <table:table-cell office:value-type="string" table:style-name="ce1">
            <text:p>An invoice MUST have a tax total refering to a single tax scheme</text:p>
          </table:table-cell>
          <table:table-cell office:value-type="string" table:style-name="ce5">
            <text:p>Tax 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0</text:p>
          </table:table-cell>
          <table:table-cell office:value-type="string" table:style-name="ce1">
            <text:p>Each tax total MUST equal the sum of the tax subcategory amounts.</text:p>
          </table:table-cell>
          <table:table-cell office:value-type="string" table:style-name="ce5">
            <text:p>Tax 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46</text:p>
          </table:table-cell>
          <table:table-cell office:value-type="string" table:style-name="ce1">
            <text:p>An invoice MUST specify the taxable amount per VAT subtotal.</text:p>
          </table:table-cell>
          <table:table-cell office:value-type="string" table:style-name="ce5">
            <text:p>Tax Sub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7</text:p>
          </table:table-cell>
          <table:table-cell office:value-type="string" table:style-name="ce1">
            <text:p>An invoice MUST specify the tax amount per VAT subtotal.</text:p>
          </table:table-cell>
          <table:table-cell office:value-type="string" table:style-name="ce5">
            <text:p>Tax Sub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9</text:p>
          </table:table-cell>
          <table:table-cell office:value-type="string" table:style-name="ce1">
            <text:p>Every tax scheme MUST be defined through an identifier.</text:p>
          </table:table-cell>
          <table:table-cell office:value-type="string" table:style-name="ce5">
            <text:p>Tax Schem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8</text:p>
          </table:table-cell>
          <table:table-cell office:value-type="string" table:style-name="ce1">
            <text:p>Every tax category MUST be defined through an identifier.</text:p>
          </table:table-cell>
          <table:table-cell office:value-type="string" table:style-name="ce5">
            <text:p>Tax Categor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02</text:p>
          </table:table-cell>
          <table:table-cell office:value-type="string" table:style-name="ce1">
            <text:p>A supplier address in an invoice SHOULD contain at least the city name and a zip code or have an address identifier.</text:p>
          </table:table-cell>
          <table:table-cell office:value-type="string" table:style-name="ce5">
            <text:p>Suppli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3</text:p>
          </table:table-cell>
          <table:table-cell office:value-type="string" table:style-name="ce1">
            <text:p>In cross border trade the VAT identifier for the supplier SHOULD be prefixed with country code.</text:p>
          </table:table-cell>
          <table:table-cell office:value-type="string" table:style-name="ce5">
            <text:p>Suppli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6</text:p>
          </table:table-cell>
          <table:table-cell office:value-type="string" table:style-name="ce1">
            <text:p>Payment means due date in an invoice SHOULD be later or equal than issue date.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7</text:p>
          </table:table-cell>
          <table:table-cell office:value-type="string" table:style-name="ce1">
            <text:p>If payment means is funds transfer, invoice MUST have a financial account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8</text:p>
          </table:table-cell>
          <table:table-cell office:value-type="string" table:style-name="ce1">
            <text:p>If bank account is IBAN the bank identifier SHOULD also be provided.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44</text:p>
          </table:table-cell>
          <table:table-cell office:value-type="string" table:style-name="ce1">
            <text:p>When specifying payment means, the invoice MUST specify the payment means code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1</text:p>
          </table:table-cell>
          <table:table-cell office:value-type="string" table:style-name="ce1">
            <text:p>Company identifier MUST be specified when describing a company legal entity.</text:p>
          </table:table-cell>
          <table:table-cell office:value-type="string" table:style-name="ce5">
            <text:p>Party Legal Entit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2</text:p>
          </table:table-cell>
          <table:table-cell office:value-type="string" table:style-name="ce1">
            <text:p>Prices of items MUST NOT be negative.</text:p>
          </table:table-cell>
          <table:table-cell office:value-type="string" table:style-name="ce5">
            <text:p>Item Pr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9</text:p>
          </table:table-cell>
          <table:table-cell office:value-type="string" table:style-name="ce1">
            <text:p>Product names SHOULD NOT exceed 50 characters long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0</text:p>
          </table:table-cell>
          <table:table-cell office:value-type="string" table:style-name="ce1">
            <text:p>If standard identifiers are provided within an item description, a Scheme Identifier SHOULD be provided (e.g. GTIN)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1</text:p>
          </table:table-cell>
          <table:table-cell office:value-type="string" table:style-name="ce1">
            <text:p>Classification codes within an item description SHOULD use a standard scheme for codes (e.g. CPV or UNSPSC)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12">
            <text:p>BIIRULE-T10-R001</text:p>
          </table:table-cell>
          <table:table-cell office:value-type="string" table:style-name="ce13">
            <text:p>An invoice period end date MUST be later or equal to an invoice period start date</text:p>
          </table:table-cell>
          <table:table-cell office:value-type="string" table:style-name="ce14">
            <text:p>Invoice Period</text:p>
          </table:table-cell>
          <table:table-cell office:value-type="string" table:style-name="ce14">
            <text:p>fatal</text:p>
          </table:table-cell>
          <table:table-cell office:value-type="string" table:style-name="ce15">
            <text:p>T10</text:p>
          </table:table-cell>
          <table:table-cell table:number-columns-repeated="252" table:style-name="ce16"/>
          <table:table-cell table:number-columns-repeated="16127" table:style-name="ce13"/>
        </table:table-row>
        <table:table-row table:style-name="ro1">
          <table:table-cell office:value-type="string" table:style-name="ce4">
            <text:p>BIIRULE-T10-R018</text:p>
          </table:table-cell>
          <table:table-cell office:value-type="string" table:style-name="ce1">
            <office:annotation draw:style-name="a0" svg:x="9.59375in" svg:y="4.10416666666667in" svg:width="1.13541666666667in" svg:height="0.75in">
              <dc:creator>OB</dc:creator>
              <text:p><text:span text:style-name="T1">Added as a result of EC convergence</text:span><text:span text:style-name="T1"/></text:p>
              <text:p/>
            </office:annotation>
            <text:p>Invoice line amount MUST be equal to the price amount multiplied by the quantity<text:s/><text:span text:style-name="T2">plus charges minus allowances at line level</text:span></text:p>
          </table:table-cell>
          <table:table-cell office:value-type="string" table:style-name="ce5">
            <text:p>Invoice Line</text:p>
          </table:table-cell>
          <table:table-cell office:value-type="string" table:style-name="ce14">
            <text:p>fatal</text:p>
          </table:table-cell>
          <table:table-cell office:value-type="string" table:style-name="ce15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5</text:p>
          </table:table-cell>
          <table:table-cell office:value-type="string" table:style-name="ce1">
            <text:p>Each invoice line MUST contain the product/service name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2</text:p>
          </table:table-cell>
          <table:table-cell office:value-type="string" table:style-name="ce1">
            <text:p>Invoice lines MUST have a line identifier.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50</text:p>
          </table:table-cell>
          <table:table-cell office:value-type="string" table:style-name="ce1">
            <text:p>Invoice lines MUST have a line total amount.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51</text:p>
          </table:table-cell>
          <table:table-cell office:value-type="string" table:style-name="ce1">
            <text:p>Invoice lines MUST contain the item price</text:p>
          </table:table-cell>
          <table:table-cell office:value-type="string" table:style-name="ce6">
            <text:p>Invoice Line</text:p>
          </table:table-cell>
          <table:table-cell office:value-type="string" table:style-name="ce6">
            <text:p>fatal</text:p>
          </table:table-cell>
          <table:table-cell office:value-type="string" table:style-name="ce6">
            <text:p>T10</text:p>
          </table:table-cell>
          <table:table-cell table:style-name="ce4"/>
          <table:table-cell table:number-columns-repeated="251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3</text:p>
          </table:table-cell>
          <table:table-cell office:value-type="string" table:style-name="ce1">
            <text:p>An invoice MUST have the date of issue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4</text:p>
          </table:table-cell>
          <table:table-cell office:value-type="string" table:style-name="ce1">
            <text:p>An invoice MUST have an invoice numb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6</text:p>
          </table:table-cell>
          <table:table-cell office:value-type="string" table:style-name="ce1">
            <text:p>An invoice MUST contain the full name of the suppl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7</text:p>
          </table:table-cell>
          <table:table-cell office:value-type="string" table:style-name="ce1">
            <text:p>An invoice MUST contain the full name of the custom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8</text:p>
          </table:table-cell>
          <table:table-cell office:value-type="string" table:style-name="ce1">
            <text:p>If the VAT total amount in an invoice exists then the sum of taxable amount in sub categories MUST equal the sum of invoice tax exclusive amou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9</text:p>
          </table:table-cell>
          <table:table-cell office:value-type="string" table:style-name="ce1">
            <text:p>An invoice MUST have a syntax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0</text:p>
          </table:table-cell>
          <table:table-cell office:value-type="string" table:style-name="ce1">
            <text:p>An invoice MUST have a customization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1</text:p>
          </table:table-cell>
          <table:table-cell office:value-type="string" table:style-name="ce1">
            <text:p>An invoice MUST have a profile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3</text:p>
          </table:table-cell>
          <table:table-cell office:value-type="string" table:style-name="ce13">
            <text:p>An invoice MUST specify at least one line item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4</text:p>
          </table:table-cell>
          <table:table-cell office:value-type="string" table:style-name="ce17">
            <text:p>An invoice MUST have a currency code for the docume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5</text:p>
          </table:table-cell>
          <table:table-cell office:value-type="string" table:style-name="ce17">
            <text:p>Any reference to an order MUST specify the order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6</text:p>
          </table:table-cell>
          <table:table-cell office:value-type="string" table:style-name="ce17">
            <text:p>Any reference to a contract MUST specify the contract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8</text:p>
          </table:table-cell>
          <table:table-cell office:value-type="string" table:style-name="ce13">
            <text:p>An invoice MUST specify the total payable amou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9</text:p>
          </table:table-cell>
          <table:table-cell office:value-type="string" table:style-name="ce13">
            <text:p>An invoice MUST specify the total amount with taxes included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2</text:p>
          </table:table-cell>
          <table:table-cell office:value-type="string" table:style-name="ce13">
            <text:p>An invoice MUST specify the total amount without taxes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3</text:p>
          </table:table-cell>
          <table:table-cell office:value-type="string" table:style-name="ce13">
            <text:p>An invoice MUST specify the sum of the line amounts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12">
            <text:p>BIIRULE-T10-R052</text:p>
          </table:table-cell>
          <table:table-cell office:value-type="string" table:style-name="ce1">
            <text:p>An invoice MUST contain tax information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2">
          <table:table-cell office:value-type="string" table:style-name="ce12">
            <text:p>BIIRULE-T10-R004</text:p>
          </table:table-cell>
          <table:table-cell office:value-type="string" table:style-name="ce12">
            <text:p>A customer address in an invoice SHOULD contain at least city and zip code or have an address identifier.</text:p>
          </table:table-cell>
          <table:table-cell office:value-type="string" table:style-name="ce5">
            <text:p>Custom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05</text:p>
          </table:table-cell>
          <table:table-cell office:value-type="string" table:style-name="ce13">
            <text:p>In cross border trade the VAT identifier for the customer SHOULD be prefixed with country code.</text:p>
          </table:table-cell>
          <table:table-cell office:value-type="string" table:style-name="ce5">
            <text:p>Custom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0</text:p>
          </table:table-cell>
          <table:table-cell office:value-type="string" table:style-name="ce13">
            <text:p>Country in an address MUST be specified using the country code.</text:p>
          </table:table-cell>
          <table:table-cell office:value-type="string" table:style-name="ce18">
            <text:p>Countr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2">
            <text:p>BIIRULE-T10-R037</text:p>
          </table:table-cell>
          <table:table-cell office:value-type="string" table:style-name="ce17">
            <text:p>Any reference to a document MUST specify the document identifier.</text:p>
          </table:table-cell>
          <table:table-cell office:value-type="string" table:style-name="ce5">
            <text:p>Annex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4"/>
          <table:table-cell table:number-columns-repeated="3" table:style-name="ce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7"/>
          <table:table-cell table:style-name="ce4"/>
          <table:table-cell table:style-name="ce6"/>
          <table:table-cell table:number-columns-repeated="2" table:style-name="ce19"/>
          <table:table-cell table:number-columns-repeated="252" table:style-name="ce7"/>
          <table:table-cell table:number-columns-repeated="16127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UBL" table:style-name="ta1">
        <table:table-column table:style-name="co10" table:default-cell-style-name="ce22"/>
        <table:table-column table:style-name="co11" table:default-cell-style-name="ce22"/>
        <table:table-column table:style-name="co12" table:default-cell-style-name="ce24"/>
        <table:table-column table:style-name="co13" table:default-cell-style-name="ce30"/>
        <table:table-column table:style-name="co14" table:default-cell-style-name="ce22"/>
        <table:table-column table:style-name="co15" table:number-columns-repeated="1018" table:default-cell-style-name="ce22"/>
        <table:table-column table:style-name="co8" table:default-cell-style-name="ce22"/>
        <table:table-column table:style-name="co9" table:number-columns-repeated="15360" table:default-cell-style-name="ce1"/>
        <table:table-row table:style-name="ro1">
          <table:table-cell office:value-type="string" table:style-name="ce20">
            <text:p>Source</text:p>
          </table:table-cell>
          <table:table-cell office:value-type="string" table:style-name="ce20">
            <text:p>Rule ID</text:p>
          </table:table-cell>
          <table:table-cell office:value-type="string" table:style-name="ce21">
            <text:p>Predicate</text:p>
          </table:table-cell>
          <table:table-cell office:value-type="string" table:style-name="ce21">
            <text:p>Prerequisite</text:p>
          </table:table-cell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1</text:p>
          </table:table-cell>
          <table:table-cell office:value-type="string" table:style-name="ce25">
            <text:p>(cbc:StartDate and cbc:EndDate) and (number(translate(cbc:StartDate,'-','')) &lt;= number(translate(cbc:EndDate,'-','')))</text:p>
          </table:table-cell>
          <table:table-cell table:style-name="ce25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2</text:p>
          </table:table-cell>
          <table:table-cell office:value-type="string" table:style-name="ce25">
            <text:p>(cac:Party/cac:PostalAddress/cbc:CityName and cac:Party/cac:PostalAddress/cbc:PostalZone) or (cac:Party/cac:PostalAddress/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4">
          <table:table-cell office:value-type="string" table:style-name="ce23">
            <text:p>T10</text:p>
          </table:table-cell>
          <table:table-cell office:value-type="string" table:style-name="ce24">
            <text:p>BIIRULE-T10-R003</text:p>
          </table:table-cell>
          <table:table-cell office:value-type="string" table:style-name="ce25">
            <text:p>((cac:Party/cac:PartyTaxScheme[cac:TaxScheme/cbc:ID='VAT']/cbc:CompanyID) and (cac:Party/cac:PostalAddress/cac:Country/cbc:IdentificationCode) and (following::cac:AccountingCustomerParty/cac:Party/cac:PostalAddress/cac:Country/cbc:IdentificationCode) and ((cac:Party/cac:PostalAddress/cac:Country/cbc:IdentificationCode) = (following::cac:AccountingCustomerParty/cac:Party/cac:PostalAddress/cac:Country/cbc:IdentificationCode) or ((cac:Party/cac:PostalAddress/cac:Country/cbc:IdentificationCode) != (following::cac:AccountingCustom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following::cac:AccountingCustomerParty/cac:Party/cac:PostalAddress/cac:Country/cbc:IdentificationCode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4</text:p>
          </table:table-cell>
          <table:table-cell office:value-type="string" table:style-name="ce25">
            <text:p>(cac:Party/cac:PostalAddress/cbc:CityName and cac:Party/cac:PostalAddress/cbc:PostalZone) or (cac:Party/cac:PostalAddress/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4">
          <table:table-cell office:value-type="string" table:style-name="ce23">
            <text:p>T10</text:p>
          </table:table-cell>
          <table:table-cell office:value-type="string" table:style-name="ce24">
            <text:p>BIIRULE-T10-R005</text:p>
          </table:table-cell>
          <table:table-cell office:value-type="string" table:style-name="ce25">
            <text:p>((cac:Party/cac:PartyTaxScheme[cac:TaxScheme/cbc:ID='VAT']/cbc:CompanyID) and (cac:Party/cac:PostalAddress/cac:Country/cbc:IdentificationCode) and (preceding::cac:AccountingSupplierParty/cac:Party/cac:PostalAddress/cac:Country/cbc:IdentificationCode) and <text:s/>((cac:Party/cac:PostalAddress/cac:Country/cbc:IdentificationCode) = (preceding::cac:AccountingSupplierParty/cac:Party/cac:PostalAddress/cac:Country/cbc:IdentificationCode) or ((cac:Party/cac:PostalAddress/cac:Country/cbc:IdentificationCode) != (preceding::cac:AccountingSuppli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preceding::cac:AccountingSupplierParty/cac:Party/cac:PostalAddress/cac:Country/cbc:IdentificationCode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5">
          <table:table-cell office:value-type="string" table:style-name="ce23">
            <text:p>T10</text:p>
          </table:table-cell>
          <table:table-cell office:value-type="string" table:style-name="ce24">
            <text:p>BIIRULE-T10-R006</text:p>
          </table:table-cell>
          <table:table-cell office:value-type="string" table:style-name="ce25">
            <text:p>(cbc:PaymentDueDate and /ubl:Invoice/cbc:IssueDate) and (number(translate(cbc:PaymentDueDate,'-','')) &gt;= number(translate(/ubl:Invoice/cbc:IssueDate,'-','')<text:span text:style-name="T1">)) or (not(cbc:PaymentDueDate))</text:span></text:p>
          </table:table-cell>
          <table:table-cell table:style-name="ce24"/>
          <table:table-cell office:value-type="string" table:style-name="ce26">
            <text:p>16-8-11 – Philip Helger. Corrected ORIG: (cbc:PaymentDueDate and /ubl:Invoice/cbc:IssueDate) and not(number(translate(cbc:PaymentDueDate,'-','')) &lt; number(translate(/ubl:Invoice/cbc:IssueDate,'-',''))) or number(translate(cbc:PaymentDueDate,'-','')) = number(translate(/ubl:Invoice/cbc:IssueDate,'-',''))</text:p>
          </table:table-cell>
          <table:table-cell table:number-columns-repeated="16379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7</text:p>
          </table:table-cell>
          <table:table-cell office:value-type="string" table:style-name="ce25">
            <text:p>(cbc:PaymentMeansCode = '31') and //cac:PayeeFinancialAccount/cbc:ID or (cbc:PaymentMeansCode != '31'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6">
          <table:table-cell office:value-type="string" table:style-name="ce23">
            <text:p>T10</text:p>
          </table:table-cell>
          <table:table-cell office:value-type="string" table:style-name="ce24">
            <text:p>BIIRULE-T10-R008</text:p>
          </table:table-cell>
          <table:table-cell office:value-type="string" table:style-name="ce25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9</text:p>
          </table:table-cell>
          <table:table-cell office:value-type="string" table:style-name="ce25">
            <text:p>count(cac:TaxSubtotal/*/*/cbc:ID) = count(cac:TaxSubtotal/*/*/cbc:ID[. = 'VAT']) or count(cac:TaxSubtotal/*/*/cbc:ID[. = 'VAT']) = 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0</text:p>
          </table:table-cell>
          <table:table-cell office:value-type="string" table:style-name="ce25">
            <text:p>number(cbc:TaxAmount) = number(round(sum(cac:TaxSubtotal/cbc:TaxAmount) * 10 * 10)<text:s/><text:span text:style-name="T3">div 100)</text:span>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1</text:p>
          </table:table-cell>
          <table:table-cell office:value-type="string" table:style-name="ce25">
            <text:p>number(cbc:LineExtensionAmount) = number(round(sum(//cac:InvoiceLine/cbc:LineExtensionAmount) * 10 * 10)<text:s/><text:span text:style-name="T3">div 100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7">
          <table:table-cell office:value-type="string" table:style-name="ce23">
            <text:p>T10</text:p>
          </table:table-cell>
          <table:table-cell office:value-type="string" table:style-name="ce24">
            <text:p>BIIRULE-T10-R012</text:p>
          </table:table-cell>
          <table:table-cell office:value-type="string" table:style-name="ce27">
            <text:p>((cbc:ChargeTotalAmount) and (cbc:AllowanceTotalAmount) and (number(cbc:TaxExclusiveAmount) = round((number(cbc:LineExtensionAmount) + number(cbc:ChargeTotalAmount) - number(cbc:AllowanceTotalAmount)) * 10 * 10) div 100 )) <text:s/>or (not(cbc:ChargeTotalAmount) and (cbc:AllowanceTotalAmount) and (number(cbc:TaxExclusiveAmount) = round((number(cbc:LineExtensionAmount) - number(cbc:AllowanceTotalAmount)) * 10 * 10 ) div 100)) or ((cbc:ChargeTotalAmount) and not(cbc:AllowanceTotalAmount) and (number(cbc:TaxExclusiveAmount) = round((number(cbc:LineExtensionAmount) + number(cbc:ChargeTotalAmount)) * 10 * 10 ) div 100)) or (not(cbc:ChargeTotalAmount) and not(cbc:AllowanceTotalAmount) and (number(cbc:TaxExclusiveAmount) = number(cbc:LineExtensionAmount)))</text:p>
          </table:table-cell>
          <table:table-cell table:style-name="ce1"/>
          <table:table-cell office:value-type="string" table:style-name="ce25">
            <text:p>((cbc:ChargeTotalAmount) and (cbc:AllowanceTotalAmount) and (number(cbc:TaxExclusiveAmount) = (number(cbc:LineExtensionAmount) + number(cbc:ChargeTotalAmount) - number(cbc:AllowanceTotalAmount)))) or (not(cbc:ChargeTotalAmount) and (cbc:AllowanceTotalAmount) and (number(cbc:TaxExclusiveAmount) = number(cbc:LineExtensionAmount) - number(cbc:AllowanceTotalAmount))) or ((cbc:ChargeTotalAmount) and not(cbc:AllowanceTotalAmount) and (number(cbc:TaxExclusiveAmount) = number(cbc:LineExtensionAmount) + number(cbc:ChargeTotalAmount))) or (not(cbc:ChargeTotalAmount) and not(cbc:AllowanceTotalAmount) and (number(cbc:TaxExclusiveAmount) = number(cbc:LineExtensionAmount)))</text:p>
          </table:table-cell>
          <table:table-cell table:number-columns-repeated="16379"/>
        </table:table-row>
        <table:table-row table:style-name="ro8">
          <table:table-cell office:value-type="string" table:style-name="ce23">
            <text:p>T10</text:p>
          </table:table-cell>
          <table:table-cell office:value-type="string" table:style-name="ce24">
            <text:p>BIIRULE-T10-R013</text:p>
          </table:table-cell>
          <table:table-cell office:value-type="string" table:style-name="ce27">
            <text:p><text:span text:style-name="T5">((cbc:PayableRoundingAmount)<text:s/></text:span><text:span text:style-name="T6">and</text:span><text:span text:style-name="T5"><text:s/>(</text:span><text:span text:style-name="T7">number</text:span><text:span text:style-name="T5">(cbc:TaxInclusiveAmount)<text:s/></text:span><text:span text:style-name="T6">=</text:span><text:span text:style-name="T5"><text:s/>(</text:span><text:span text:style-name="T7">round</text:span><text:span text:style-name="T5">((</text:span><text:span text:style-name="T7">number</text:span><text:span text:style-name="T5">(cbc:TaxExclusiveAmount)<text:s/></text:span><text:span text:style-name="T6">+</text:span><text:span text:style-name="T5"><text:s/></text:span><text:span text:style-name="T7">number</text:span><text:span text:style-name="T5">(</text:span><text:span text:style-name="T7">sum</text:span><text:span text:style-name="T5">(</text:span><text:span text:style-name="T6">/</text:span><text:span text:style-name="T5">ubl:Invoice</text:span><text:span text:style-name="T6">/</text:span><text:span text:style-name="T5">cac:TaxTotal</text:span><text:span text:style-name="T6">/</text:span><text:span text:style-name="T5">cbc:TaxAmount))<text:s/></text:span><text:span text:style-name="T6">+</text:span><text:span text:style-name="T5"><text:s/></text:span><text:span text:style-name="T7">number</text:span><text:span text:style-name="T5">(cbc:PayableRoundingAmount))<text:s/></text:span><text:span text:style-name="T6">*</text:span><text:span text:style-name="T8">10</text:span><text:span text:style-name="T5"><text:s/></text:span><text:span text:style-name="T6">*</text:span><text:span text:style-name="T5"><text:s/></text:span><text:span text:style-name="T8">10</text:span><text:span text:style-name="T5">)<text:s/></text:span><text:span text:style-name="T6">div</text:span><text:span text:style-name="T5"><text:s/></text:span><text:span text:style-name="T8">100</text:span><text:span text:style-name="T5">)))<text:s/></text:span><text:span text:style-name="T6">or</text:span><text:span text:style-name="T5"><text:s/></text:span><text:span text:style-name="T5">(</text:span><text:span text:style-name="T7">number</text:span><text:span text:style-name="T5">(cbc:TaxInclusiveAmount)<text:s/></text:span><text:span text:style-name="T6">=</text:span><text:span text:style-name="T5"><text:s/></text:span><text:span text:style-name="T7">round</text:span><text:span text:style-name="T5">((<text:s/></text:span><text:span text:style-name="T7">number</text:span><text:span text:style-name="T5">(cbc:TaxExclusiveAmount)<text:s/></text:span><text:span text:style-name="T6">+</text:span><text:span text:style-name="T5"><text:s/></text:span><text:span text:style-name="T7">number</text:span><text:span text:style-name="T5">(</text:span><text:span text:style-name="T7">sum</text:span><text:span text:style-name="T5">(</text:span><text:span text:style-name="T6">/</text:span><text:span text:style-name="T5">ubl:Invoice</text:span><text:span text:style-name="T6">/</text:span><text:span text:style-name="T5">cac:TaxTotal</text:span><text:span text:style-name="T6">/</text:span><text:span text:style-name="T5">cbc:TaxAmount)))<text:s/></text:span><text:span text:style-name="T6">*</text:span><text:span text:style-name="T5"><text:s/></text:span><text:span text:style-name="T8">10</text:span><text:span text:style-name="T5"><text:s/></text:span><text:span text:style-name="T6">*</text:span><text:span text:style-name="T5"><text:s/></text:span><text:span text:style-name="T8">10</text:span><text:span text:style-name="T5">)<text:s/></text:span><text:span text:style-name="T6">div</text:span><text:span text:style-name="T5"><text:s/></text:span><text:span text:style-name="T8">100</text:span><text:span text:style-name="T5">)</text:span></text:p>
          </table:table-cell>
          <table:table-cell table:style-name="ce27"/>
          <table:table-cell office:value-type="string" table:style-name="ce25">
            <text:p>((cbc:PayableRoundingAmount) and (number(cbc:TaxInclusiveAmount) = number(cbc:TaxExclusiveAmount) + number(round(sum(/ubl:Invoice/cac:TaxTotal/cbc:TaxAmount) * 10 * 10)<text:span text:style-name="T3"><text:s/>div 100) +<text:s/></text:span><text:span text:style-name="T3">number(cbc:PayableRoundingAmount)) <text:s/>or (number(cbc:TaxInclusiveAmount) =<text:s/></text:span><text:span text:style-name="T3">number(cbc:TaxExclusiveAmount) +<text:s/></text:span><text:span text:style-name="T3">number(round(sum(/ubl:Invoice/cac:TaxTotal/cbc:TaxAmount)<text:s/></text:span>* 10 * 10<text:span text:style-name="T3">) div 100)))</text:span>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4</text:p>
          </table:table-cell>
          <table:table-cell office:value-type="string" table:style-name="ce25">
            <text:p>number(cbc:TaxInclusiveAmount) &gt;= 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9">
          <table:table-cell office:value-type="string" table:style-name="ce23">
            <text:p>T10</text:p>
          </table:table-cell>
          <table:table-cell office:value-type="string" table:style-name="ce24">
            <text:p>BIIRULE-T10-R015</text:p>
          </table:table-cell>
          <table:table-cell office:value-type="string" table:style-name="ce25">
            <text:p>(cbc:AllowanceTotalAmount) and number(cbc:AllowanceTotalAmount) = (round(sum(/ubl:Invoice/cac:AllowanceCharge[cbc:ChargeIndicator="false"]/cbc:Amount)<text:span text:style-name="T9"><text:s/></text:span>* 10 * 10)<text:s/><text:span text:style-name="T3">div 100) or not(cbc:AllowanceTotalAmount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5">
          <table:table-cell office:value-type="string" table:style-name="ce23">
            <text:p>T10</text:p>
          </table:table-cell>
          <table:table-cell office:value-type="string" table:style-name="ce24">
            <text:p>BIIRULE-T10-R016</text:p>
          </table:table-cell>
          <table:table-cell office:value-type="string" table:style-name="ce25">
            <text:p>(cbc:ChargeTotalAmount) and number(cbc:ChargeTotalAmount) = (round(sum(/ubl:Invoice/cac:AllowanceCharge[cbc:ChargeIndicator="true"]/cbc:Amount) * 10 * 10<text:span text:style-name="T3">) div 100) or not(cbc:ChargeTotalAmount)</text:span>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0">
          <table:table-cell office:value-type="string" table:style-name="ce23">
            <text:p>T10</text:p>
          </table:table-cell>
          <table:table-cell office:value-type="string" table:style-name="ce24">
            <text:p>BIIRULE-T10-R017</text:p>
          </table:table-cell>
          <table:table-cell office:value-type="string" table:style-name="ce27">
            <text:p>(cbc:PrepaidAmount) and (number(cbc:PayableAmount) = (round((cbc:TaxInclusiveAmount - cbc:PrepaidAmount) * 10 * 10) div 100)) or number(cbc:PayableAmount) = number(cbc:TaxInclusiveAmount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1">
          <table:table-cell office:value-type="string" table:style-name="ce23">
            <text:p>T10</text:p>
          </table:table-cell>
          <table:table-cell office:value-type="string" table:style-name="ce24">
            <text:p>BIIRULE-T10-R018</text:p>
          </table:table-cell>
          <table:table-cell office:value-type="string" table:style-name="ce25">
            <office:annotation draw:style-name="a1" svg:x="9.38541666666667in" svg:y="17.15625in" svg:width="1.13541666666667in" svg:height="0.40625in">
              <dc:creator>OB</dc:creator>
              <text:p><text:span text:style-name="T1">EC Rule</text:span><text:span text:style-name="T1"/></text:p>
              <text:p/>
            </office:annotation>
            <text:p>not(cbc:InvoicedQuantity) or not(cac:Price/cbc:PriceAmount) or (not(cac:Price/cbc:BaseQuantity) and <text:s/>number(cbc:LineExtensionAmount) = (round(number(cac:Price/cbc:PriceAmount) *number(cbc:InvoicedQuantity) * 10 * 10) div 100) + ( round(sum(cac:AllowanceCharge[child::cbc:ChargeIndicator='true']/cbc:Amount) *10 * 10) div 100 ) - ( round(sum(cac:AllowanceCharge[child::cbc:ChargeIndicator='false']/cbc:Amount) *10 * 10) div 100 ) ) or ((cac:Price/cbc:BaseQuantity) and <text:s/>number(cbc:LineExtensionAmount) = (round((number(cac:Price/cbc:PriceAmount) div number(cac:Price/cbc:BaseQuantity) * number(cbc:InvoicedQuantity)) * 10 * 10) div 100)+ (round(sum(cac:AllowanceCharge[child::cbc:ChargeIndicator='true']/cbc:Amount) * 10 * 10) div 100 ) -(round(sum(cac:AllowanceCharge[child::cbc:ChargeIndicator='false']/cbc:Amount) *10 * 10) div 100))</text:p>
          </table:table-cell>
          <table:table-cell table:style-name="ce1"/>
          <table:table-cell office:value-type="string" table:style-name="ce24">
            <text:p>not(cbc:InvoicedQuantity) or (not(cac:Price/cbc:PriceAmount)) or (not(cac:Price/cbc:BaseQuantity) and number(cbc:LineExtensionAmount) = (round(number(cac:Price/cbc:PriceAmount) * number(cbc:InvoicedQuantity) * 100) div 100)) or ((cac:Price/cbc:BaseQuantity) and number(cbc:LineExtensionAmount) = (round(number(cac:Price/cbc:PriceAmount) div (number(cac:Price/cbc:BaseQuantity)) * number(cbc:InvoicedQuantity) * 100) div 100))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9</text:p>
          </table:table-cell>
          <table:table-cell office:value-type="string" table:style-name="ce25">
            <text:p>string-length(string(cbc:Name)) &lt;= 5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0</text:p>
          </table:table-cell>
          <table:table-cell office:value-type="string" table:style-name="ce25">
            <text:p>not((cac:StandardItemIdentification)) or (cac:StandardItemIdentification/cbc:ID/@scheme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21</text:p>
          </table:table-cell>
          <table:table-cell office:value-type="string" table:style-name="ce25">
            <text:p>not((cac:CommodityClassification)) or (cac:CommodityClassification/cbc:ItemClassificationCode/@list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2</text:p>
          </table:table-cell>
          <table:table-cell office:value-type="string" table:style-name="ce25">
            <text:p>number(.) &gt;=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3</text:p>
          </table:table-cell>
          <table:table-cell office:value-type="string" table:style-name="ce25">
            <text:p>(cbc:IssueDat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4</text:p>
          </table:table-cell>
          <table:table-cell office:value-type="string" table:style-name="ce25">
            <text:p>(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5</text:p>
          </table:table-cell>
          <table:table-cell office:value-type="string" table:style-name="ce25">
            <text:p>(cac:Item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6</text:p>
          </table:table-cell>
          <table:table-cell office:value-type="string" table:style-name="ce25">
            <text:p>(cac:AccountingSupplierParty/cac:Party/cac:PartyName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7</text:p>
          </table:table-cell>
          <table:table-cell office:value-type="string" table:style-name="ce25">
            <text:p>(cac:AccountingCustomerParty/cac:Party/cac:PartyName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6">
          <table:table-cell office:value-type="string" table:style-name="ce23">
            <text:p>T10</text:p>
          </table:table-cell>
          <table:table-cell office:value-type="string" table:style-name="ce24">
            <text:p>BIIRULE-T10-R028</text:p>
          </table:table-cell>
          <table:table-cell office:value-type="string" table:style-name="ce25">
            <text:p><text:span text:style-name="T1">((cac:TaxTotal[cac:TaxSubtotal/cac:TaxCategory/cac:TaxScheme/cbc:ID =<text:s/></text:span><text:span text:style-name="T1">'VAT']/cbc:TaxAmount) and (</text:span><text:span text:style-name="T10">round(sum(cac:TaxTotal//cac:TaxSubtotal/cbc:TaxableAmount) *10<text:s/></text:span><text:span text:style-name="T10">* 10) div 100</text:span><text:span text:style-name="T1"><text:s/>= number(cac:LegalMonetaryTotal/cbc:TaxExclusiveAmount))) or<text:s text:c="2"/></text:span><text:span text:style-name="T1">not((cac:TaxTotal[cac:TaxSubtotal/cac:TaxCategory/cac:TaxScheme/cbc:ID = 'VAT'])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9</text:p>
          </table:table-cell>
          <table:table-cell office:value-type="string" table:style-name="ce25">
            <text:p>(cbc:UBLVersion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0</text:p>
          </table:table-cell>
          <table:table-cell office:value-type="string" table:style-name="ce25">
            <text:p>(cbc:Customization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1</text:p>
          </table:table-cell>
          <table:table-cell office:value-type="string" table:style-name="ce25">
            <text:p>(cbc:Profile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2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3</text:p>
          </table:table-cell>
          <table:table-cell office:value-type="string" table:style-name="ce25">
            <text:p>(cac:InvoiceLin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4</text:p>
          </table:table-cell>
          <table:table-cell office:value-type="string" table:style-name="ce25">
            <text:p>(cbc:DocumentCurrencyCod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5</text:p>
          </table:table-cell>
          <table:table-cell office:value-type="string" table:style-name="ce25">
            <text:p>(cac:OrderReference/cbc:ID) or not(cac:OrderReferenc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6</text:p>
          </table:table-cell>
          <table:table-cell office:value-type="string" table:style-name="ce25">
            <text:p>(cac:ContractDocumentReference/cbc:ID) or not(cac:ContractDocumentReferenc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7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8</text:p>
          </table:table-cell>
          <table:table-cell office:value-type="string" table:style-name="ce25">
            <text:p>(cac:LegalMonetaryTotal/cbc:Payabl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9</text:p>
          </table:table-cell>
          <table:table-cell office:value-type="string" table:style-name="ce25">
            <text:p>(cac:LegalMonetaryTotal/cbc:TaxInclusiv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0</text:p>
          </table:table-cell>
          <table:table-cell office:value-type="string" table:style-name="ce25">
            <text:p>(cbc:IdentificationCod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1</text:p>
          </table:table-cell>
          <table:table-cell office:value-type="string" table:style-name="ce25">
            <text:p>(cbc:CompanyID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2</text:p>
          </table:table-cell>
          <table:table-cell office:value-type="string" table:style-name="ce25">
            <text:p>(cac:LegalMonetaryTotal/cbc:TaxExclusiv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3</text:p>
          </table:table-cell>
          <table:table-cell office:value-type="string" table:style-name="ce25">
            <text:p>(cac:LegalMonetaryTotal/cbc:LineExtension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4</text:p>
          </table:table-cell>
          <table:table-cell office:value-type="string" table:style-name="ce25">
            <text:p>not(cac:PaymentMeans) or (cac:PaymentMeans/cbc:PaymentMeansCode)</text:p>
          </table:table-cell>
          <table:table-cell table:style-name="ce24"/>
          <table:table-cell table:number-columns-repeated="1638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46</text:p>
          </table:table-cell>
          <table:table-cell office:value-type="string" table:style-name="ce25">
            <text:p>boolean(self::node()[cac:TaxCategory/cac:TaxScheme/cbc:ID = 'VAT']/cbc:TaxableAmount) or (cac:TaxCategory/cac:TaxScheme/cbc:ID != 'VAT')</text:p>
          </table:table-cell>
          <table:table-cell table:style-name="ce24"/>
          <table:table-cell table:number-columns-repeated="1638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47</text:p>
          </table:table-cell>
          <table:table-cell office:value-type="string" table:style-name="ce25">
            <text:p>boolean(self::node()[cac:TaxCategory/cac:TaxScheme/cbc:ID = 'VAT']/cbc:TaxAmount) or (cac:TaxCategory/cac:TaxScheme/cbc:ID != 'VAT'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8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9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0</text:p>
          </table:table-cell>
          <table:table-cell office:value-type="string" table:style-name="ce25">
            <text:p>cbc:LineExtension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1</text:p>
          </table:table-cell>
          <table:table-cell office:value-type="string" table:style-name="ce25">
            <text:p>cac:Price/cbc:Price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2</text:p>
          </table:table-cell>
          <table:table-cell office:value-type="string" table:style-name="ce25">
            <text:p>cac:Tax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ustomer</text:p>
          </table:table-cell>
          <table:table-cell office:value-type="string" table:style-name="ce25">
            <text:p>//cac:AccountingCustomerPar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Line</text:p>
          </table:table-cell>
          <table:table-cell office:value-type="string" table:style-name="ce25">
            <text:p>//cac:InvoiceLin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Period</text:p>
          </table:table-cell>
          <table:table-cell office:value-type="string" table:style-name="ce25">
            <text:p>//cac:InvoicePerio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</text:p>
          </table:table-cell>
          <table:table-cell office:value-type="string" table:style-name="ce25">
            <text:p>/ubl:Invoic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 Price</text:p>
          </table:table-cell>
          <table:table-cell office:value-type="string" table:style-name="ce25">
            <text:p>//cac:InvoiceLine/cac:Price/cbc:Price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</text:p>
          </table:table-cell>
          <table:table-cell office:value-type="string" table:style-name="ce25">
            <text:p>//cac:Item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yment Means</text:p>
          </table:table-cell>
          <table:table-cell office:value-type="string" table:style-name="ce25">
            <text:p>//cac:PaymentMeans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Supplier</text:p>
          </table:table-cell>
          <table:table-cell office:value-type="string" table:style-name="ce25">
            <text:p>//cac:AccountingSupplierPar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Total</text:p>
          </table:table-cell>
          <table:table-cell office:value-type="string" table:style-name="ce25">
            <text:p>/ubl:Invoice/cac:Tax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otal Amounts</text:p>
          </table:table-cell>
          <table:table-cell office:value-type="string" table:style-name="ce25">
            <text:p>//cac:LegalMonetary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rty Legal Entity</text:p>
          </table:table-cell>
          <table:table-cell office:value-type="string" table:style-name="ce25">
            <text:p>//cac:PartyLegalEnti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Category</text:p>
          </table:table-cell>
          <table:table-cell office:value-type="string" table:style-name="ce25">
            <text:p>//cac:TaxCategor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cheme</text:p>
          </table:table-cell>
          <table:table-cell office:value-type="string" table:style-name="ce25">
            <text:p>//cac:TaxSchem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Annex</text:p>
          </table:table-cell>
          <table:table-cell office:value-type="string" table:style-name="ce25">
            <text:p>//cac:AdditionalDocumentReferenc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1">
            <text:p>Country</text:p>
          </table:table-cell>
          <table:table-cell office:value-type="string" table:style-name="ce25">
            <text:p>//cac:Countr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ubtotal</text:p>
          </table:table-cell>
          <table:table-cell office:value-type="string" table:style-name="ce25">
            <text:p>/ubl:Invoice/cac:TaxTotal/cac:TaxSubtotal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2"/>
          <table:table-cell table:style-name="ce1"/>
          <table:table-cell table:style-name="ce29"/>
          <table:table-cell table:style-name="ce30"/>
          <table:table-cell table:number-columns-repeated="16380"/>
        </table:table-row>
        <table:table-row table:number-rows-repeated="1048507" table:style-name="ro1">
          <table:table-cell table:number-columns-repeated="16384"/>
        </table:table-row>
      </table:table>
      <table:table table:name="Facturae" table:style-name="ta1">
        <table:table-column table:style-name="co10" table:default-cell-style-name="ce22"/>
        <table:table-column table:style-name="co11" table:default-cell-style-name="ce22"/>
        <table:table-column table:style-name="co16" table:default-cell-style-name="ce30"/>
        <table:table-column table:style-name="co15" table:default-cell-style-name="ce22"/>
        <table:table-column table:style-name="co17" table:default-cell-style-name="ce22"/>
        <table:table-column table:style-name="co15" table:number-columns-repeated="1018" table:default-cell-style-name="ce22"/>
        <table:table-column table:style-name="co8" table:default-cell-style-name="ce22"/>
        <table:table-column table:style-name="co9" table:number-columns-repeated="15360" table:default-cell-style-name="ce1"/>
        <table:table-row table:style-name="ro1">
          <table:table-cell office:value-type="string" table:style-name="ce20">
            <text:p>Source</text:p>
          </table:table-cell>
          <table:table-cell office:value-type="string" table:style-name="ce20">
            <text:p>Rule ID</text:p>
          </table:table-cell>
          <table:table-cell office:value-type="string" table:style-name="ce21">
            <text:p>Predicate</text:p>
          </table:table-cell>
          <table:table-cell office:value-type="string" table:style-name="ce20">
            <text:p>Prerequisite</text:p>
          </table:table-cell>
          <table:table-cell office:value-type="string" table:style-name="ce1">
            <text:p>Issues</text:p>
          </table:table-cell>
          <table:table-cell table:number-columns-repeated="16379"/>
        </table:table-row>
        <table:table-row table:style-name="ro12">
          <table:table-cell office:value-type="string" table:style-name="ce23">
            <text:p>T10</text:p>
          </table:table-cell>
          <table:table-cell office:value-type="string" table:style-name="ce24">
            <text:p>BIIRULE-T10-R001</text:p>
          </table:table-cell>
          <table:table-cell office:value-type="string" table:style-name="ce4">
            <text:p>(EndDate and <text:s/>StartDate) and not(number(translate(StartDate,'-','')) &gt; number(translate(EndDate,'-',''))) or number(translate(StartDate,'-','')) = number(translate(EndDate,'-',''))</text:p>
          </table:table-cell>
          <table:table-cell table:number-columns-repeated="1021" table:style-name="ce22"/>
          <table:table-cell table:number-columns-repeated="15360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2</text:p>
          </table:table-cell>
          <table:table-cell office:value-type="string" table:style-name="ce4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3"/>
          <table:table-cell office:value-type="string" table:style-name="ce1">
            <text:p>PostCodeAndTown</text:p>
          </table:table-cell>
          <table:table-cell table:number-columns-repeated="16379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3</text:p>
          </table:table-cell>
          <table:table-cell office:value-type="string" table:style-name="ce31">
            <text:p>((//CountryCode) and (following::BuyerParty//CountryCode) and ((//CountryCode) = (following::BuyerParty//CountryCode) or ((//CountryCode) != (following::BuyerParty//CountryCode) and starts-with(TaxIdentification/TaxIdentificationNumber, //CountryCode)))) or not(//CountryCode) or not(following::BuyerParty//CountryCod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4</text:p>
          </table:table-cell>
          <table:table-cell office:value-type="string" table:style-name="ce4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3"/>
          <table:table-cell office:value-type="string" table:style-name="ce1">
            <text:p>PostCodeAndTown</text:p>
          </table:table-cell>
          <table:table-cell table:number-columns-repeated="16379"/>
        </table:table-row>
        <table:table-row table:style-name="ro14">
          <table:table-cell office:value-type="string" table:style-name="ce23">
            <text:p>T10</text:p>
          </table:table-cell>
          <table:table-cell office:value-type="string" table:style-name="ce24">
            <text:p>BIIRULE-T10-R005</text:p>
          </table:table-cell>
          <table:table-cell office:value-type="string" table:style-name="ce24">
            <text:p>((//CountryCode) and (preceding::SellerParty//CountryCode) and <text:s/>((//CountryCode) = (preceding::SellerParty//CountryCode) or ((//CountryCode) != (preceding::SellerParty//CountryCode) and starts-with(<text:span text:style-name="T11">TaxIdentification/TaxIdentificationNumber, //CountryCode</text:span>)))) or not((//CountryCode)) or not((preceding::SellerParty//CountryCode))</text:p>
          </table:table-cell>
          <table:table-cell table:number-columns-repeated="1021" table:style-name="ce22"/>
          <table:table-cell table:number-columns-repeated="15360"/>
        </table:table-row>
        <table:table-row table:style-name="ro15">
          <table:table-cell office:value-type="string" table:style-name="ce23">
            <text:p>T10</text:p>
          </table:table-cell>
          <table:table-cell office:value-type="string" table:style-name="ce24">
            <text:p>BIIRULE-T10-R006</text:p>
          </table:table-cell>
          <table:table-cell office:value-type="string" table:style-name="ce4">
            <text:p>(InstallmentDueDate and preceding::InvoiceIssueData/IssueDate) and not(number(translate(InstallmentDueDate,'-','')) &lt; number(translate(preceding::InvoiceIssueData/IssueDate,'-',''))) or number(translate(InstallmentDueDate,'-','')) = number(translate(preceding::InvoiceIssueData/IssueDate,'-',''))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07</text:p>
          </table:table-cell>
          <table:table-cell office:value-type="string" table:style-name="ce4">
            <text:p>((PaymentMeans = '31') and (//AccountToBeCredited/IBAN or //AccountToBeCredited/AccountNumber)) or (PaymentMeans != '31')</text:p>
          </table:table-cell>
          <table:table-cell table:style-name="ce22"/>
          <table:table-cell office:value-type="string" table:style-name="ce1">
            <text:p>Transferencia = 31 en Facturae? Arreglar choice IBAN/AccountNumber</text:p>
          </table:table-cell>
          <table:table-cell table:number-columns-repeated="16379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08</text:p>
          </table:table-cell>
          <table:table-cell office:value-type="string" table:style-name="ce4">
            <text:p>(//AccountToBeCredited/IBAN and //AccountToBeCredited/BIC) or not(//AccountToBeCredited/IBAN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09</text:p>
          </table:table-cell>
          <table:table-cell office:value-type="string" table:style-name="ce4">
            <text:p>count(Tax)&gt;1 or count(Tax) = 1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10</text:p>
          </table:table-cell>
          <table:table-cell office:value-type="string" table:style-name="ce31">
            <text:p>number(following::InvoiceTotals/TotalTaxOutputs) = number(round(sum(child::Tax/TaxAmount/TotalAmount) * 100) div 100)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1</text:p>
          </table:table-cell>
          <table:table-cell office:value-type="string" table:style-name="ce24">
            <text:p>number(TotalGrossAmount) = number(round(sum(following::Items/InvoiceLine/GrossAmount) * 100) div 100)</text:p>
          </table:table-cell>
          <table:table-cell table:style-name="ce22"/>
          <table:table-cell office:value-type="string" table:style-name="ce1">
            <text:p>A nivel de línea usar GrossAmount o TotalCost?</text:p>
          </table:table-cell>
          <table:table-cell table:number-columns-repeated="16379"/>
        </table:table-row>
        <table:table-row table:style-name="ro16">
          <table:table-cell office:value-type="string" table:style-name="ce23">
            <text:p>T10</text:p>
          </table:table-cell>
          <table:table-cell office:value-type="string" table:style-name="ce24">
            <text:p>BIIRULE-T10-R012</text:p>
          </table:table-cell>
          <table:table-cell office:value-type="string" table:style-name="ce4">
            <text:p>((TotalGeneralSurcharges) and (TotalGeneralDiscounts) and (number(TotalGrossAmountBeforeTaxes) = (number(TotalGrossAmount) + number(TotalGeneralSurcharges) - number(TotalGeneralDiscounts)))) or (not(TotalGeneralSurcharges) and (TotalGeneralDiscounts) and (number(TotalGrossAmountBeforeTaxes) = number(TotalGrossAmount) - number(TotalGeneralDiscounts))) or ((TotalGeneralSurcharges) and not(TotalGeneralDiscounts) and (number(TotalGrossAmountBeforeTaxes) = number(TotalGrossAmount) + number(TotalGeneralSurcharges))) or (not(TotalGeneralSurcharges) and not(TotalGeneralDiscounts) and (number(TotalGrossAmountBeforeTaxes) = number(TotalGrossAmount))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3</text:p>
          </table:table-cell>
          <table:table-cell office:value-type="string" table:style-name="ce24">
            <text:p>number(InvoiceTotal) = number(TotalGrossAmountBeforeTaxes) - number(TotalTaxesWithheld) + number(TotalTaxOutputs)</text:p>
          </table:table-cell>
          <table:table-cell table:style-name="ce22"/>
          <table:table-cell office:value-type="string" table:style-name="ce1">
            <text:p>No rouunding amount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4</text:p>
          </table:table-cell>
          <table:table-cell office:value-type="string" table:style-name="ce24">
            <text:p>number(InvoiceTotal) &gt;= 0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5</text:p>
          </table:table-cell>
          <table:table-cell office:value-type="string" table:style-name="ce24">
            <text:p>(TotalGeneralDiscounts) and TotalGeneralDiscounts = (round(sum(//Discount/DiscountAmount) * 100) div 100) or not(TotalGeneralDiscounts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6</text:p>
          </table:table-cell>
          <table:table-cell office:value-type="string" table:style-name="ce24">
            <text:p>(TotalGeneralSurcharges) and TotalGeneralSurcharges = (round(sum(//Charge/ChargeAmount) * 100) div 100) or not(TotalGeneralSurcharges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7</text:p>
          </table:table-cell>
          <table:table-cell office:value-type="string" table:style-name="ce24">
            <text:p>(TotalPaymentsOnAccount) and (number(TotalExecutableAmount) = number(InvoiceTotal - TotalPaymentsOnAccount)) or TotalExecutableAmount = InvoiceTotal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8</text:p>
          </table:table-cell>
          <table:table-cell office:value-type="string" table:style-name="ce24">
            <text:p>not(Quantity) or not(UnitPriceWithoutTax) or number(GrossAmount) = (round(number(UnitPriceWithoutTax) * number(Quantity) * 100) div 100)</text:p>
          </table:table-cell>
          <table:table-cell table:style-name="ce22"/>
          <table:table-cell office:value-type="string" table:style-name="ce1">
            <text:p>No existe BaseQuantity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9</text:p>
          </table:table-cell>
          <table:table-cell office:value-type="string" table:style-name="ce24">
            <text:p>string-length(string(//ItemDescription)) &lt;= 50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0</text:p>
          </table:table-cell>
          <table:table-cell office:value-type="string" table:style-name="ce4">
            <text:p>./true</text:p>
          </table:table-cell>
          <table:table-cell table:style-name="ce22"/>
          <table:table-cell office:value-type="string" table:style-name="ce1">
            <text:p>No existen standard identifiers en Factura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1</text:p>
          </table:table-cell>
          <table:table-cell office:value-type="string" table:style-name="ce4">
            <text:p>not(//ArticleCode)</text:p>
          </table:table-cell>
          <table:table-cell table:style-name="ce22"/>
          <table:table-cell office:value-type="string" table:style-name="ce1">
            <text:p>Si existe ArticleCode no se puede saber la clasificación usada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2</text:p>
          </table:table-cell>
          <table:table-cell office:value-type="string" table:style-name="ce24">
            <text:p>number(.) &gt;=0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3</text:p>
          </table:table-cell>
          <table:table-cell office:value-type="string" table:style-name="ce24">
            <text:p>(//InvoiceIssueData/IssueDat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4</text:p>
          </table:table-cell>
          <table:table-cell office:value-type="string" table:style-name="ce24">
            <text:p>(//InvoiceHeader/InvoiceNumber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5</text:p>
          </table:table-cell>
          <table:table-cell office:value-type="string" table:style-name="ce24">
            <text:p>(//ItemDescription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6</text:p>
          </table:table-cell>
          <table:table-cell office:value-type="string" table:style-name="ce24">
            <text:p>(//SellerParty/LegalEntity/CorporateName) or (//SellerParty/Individual/Nam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7</text:p>
          </table:table-cell>
          <table:table-cell office:value-type="string" table:style-name="ce24">
            <text:p>(//BuyerParty/LegalEntity/CorporateName) or (//BuyerParty/Individual/Nam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9</text:p>
          </table:table-cell>
          <table:table-cell office:value-type="string" table:style-name="ce4">
            <text:p>//SchemaVersion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2</text:p>
          </table:table-cell>
          <table:table-cell office:value-type="string" table:style-name="ce4">
            <text:p>//InvoiceHeader/InvoiceNumber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3</text:p>
          </table:table-cell>
          <table:table-cell office:value-type="string" table:style-name="ce24">
            <text:p>(//Items/InvoiceLin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4</text:p>
          </table:table-cell>
          <table:table-cell office:value-type="string" table:style-name="ce4">
            <text:p>(//InvoiceIssueData/InvoiceCurrencyCod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8</text:p>
          </table:table-cell>
          <table:table-cell office:value-type="string" table:style-name="ce24">
            <text:p>//TotalExecutable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9</text:p>
          </table:table-cell>
          <table:table-cell office:value-type="string" table:style-name="ce24">
            <text:p>//InvoiceTotal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0</text:p>
          </table:table-cell>
          <table:table-cell office:value-type="string" table:style-name="ce4">
            <text:p>.</text:p>
          </table:table-cell>
          <table:table-cell table:style-name="ce22"/>
          <table:table-cell office:value-type="string" table:style-name="ce1">
            <text:p>Sempre true perque no està estructurat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1</text:p>
          </table:table-cell>
          <table:table-cell office:value-type="string" table:style-name="ce4">
            <text:p>//RegistrationData</text:p>
          </table:table-cell>
          <table:table-cell table:style-name="ce22"/>
          <table:table-cell office:value-type="string" table:style-name="ce1">
            <text:p>Problema, a Facturae no es obligatori el CompanyID, i a més RegistrationData es un camp compost..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2</text:p>
          </table:table-cell>
          <table:table-cell office:value-type="string" table:style-name="ce4">
            <text:p>//TotalGrossAmountBeforeTaxe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3</text:p>
          </table:table-cell>
          <table:table-cell office:value-type="string" table:style-name="ce4">
            <text:p>//TotalGross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4</text:p>
          </table:table-cell>
          <table:table-cell office:value-type="string" table:style-name="ce24">
            <text:p>//PaymentMean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5</text:p>
          </table:table-cell>
          <table:table-cell office:value-type="string" table:style-name="ce24">
            <text:p>//TotalTax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6</text:p>
          </table:table-cell>
          <table:table-cell office:value-type="string" table:style-name="ce4">
            <text:p>//Tax/TaxableBa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7</text:p>
          </table:table-cell>
          <table:table-cell office:value-type="string" table:style-name="ce4">
            <text:p>//Tax/Tax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9</text:p>
          </table:table-cell>
          <table:table-cell office:value-type="string" table:style-name="ce4">
            <text:p>//TaxTypeCod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0</text:p>
          </table:table-cell>
          <table:table-cell office:value-type="string" table:style-name="ce24">
            <text:p>//TotalCos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ustomer</text:p>
          </table:table-cell>
          <table:table-cell office:value-type="string" table:style-name="ce24">
            <text:p>//Parties/BuyerPar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Line</text:p>
          </table:table-cell>
          <table:table-cell office:value-type="string" table:style-name="ce24">
            <text:p>//Items/InvoiceLin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Period</text:p>
          </table:table-cell>
          <table:table-cell office:value-type="string" table:style-name="ce24">
            <text:p>//InvoicingPeriod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</text:p>
          </table:table-cell>
          <table:table-cell office:value-type="string" table:style-name="ce24">
            <text:p>/facturae:Factura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 Price</text:p>
          </table:table-cell>
          <table:table-cell office:value-type="string" table:style-name="ce24">
            <text:p>//Items/InvoiceLine/UnitPriceWithoutTax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</text:p>
          </table:table-cell>
          <table:table-cell office:value-type="string" table:style-name="ce24">
            <text:p>//Items/InvoiceLine</text:p>
          </table:table-cell>
          <table:table-cell table:style-name="ce22"/>
          <table:table-cell office:value-type="string" table:style-name="ce1">
            <text:p>Error de nesting de elementos por line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yment Means</text:p>
          </table:table-cell>
          <table:table-cell office:value-type="string" table:style-name="ce24">
            <text:p>//PaymentDetails/Installmen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Supplier</text:p>
          </table:table-cell>
          <table:table-cell office:value-type="string" table:style-name="ce24">
            <text:p>//Parties/SellerPar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Total</text:p>
          </table:table-cell>
          <table:table-cell office:value-type="string" table:style-name="ce24">
            <text:p>/facturae:Facturae/Invoices/Invoice/Taxes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otal Amounts</text:p>
          </table:table-cell>
          <table:table-cell office:value-type="string" table:style-name="ce24">
            <text:p>//InvoiceTotal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rty Legal Entity</text:p>
          </table:table-cell>
          <table:table-cell office:value-type="string" table:style-name="ce24">
            <text:p>//LegalEnti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Category</text:p>
          </table:table-cell>
          <table:table-cell office:value-type="string" table:style-name="ce24">
            <text:p>//Taxes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cheme</text:p>
          </table:table-cell>
          <table:table-cell office:value-type="string" table:style-name="ce24">
            <text:p>//Taxes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Annex</text:p>
          </table:table-cell>
          <table:table-cell office:value-type="string" table:style-name="ce24">
            <text:p>//cac:AdditionalDocumentReferenc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ountry</text:p>
          </table:table-cell>
          <table:table-cell office:value-type="string" table:style-name="ce24">
            <text:p>//CountryCode</text:p>
          </table:table-cell>
          <table:table-cell table:number-columns-repeated="1021" table:style-name="ce22"/>
          <table:table-cell table:number-columns-repeated="15360"/>
        </table:table-row>
        <table:table-row table:number-rows-repeated="1048517" table:style-name="ro1">
          <table:table-cell table:number-columns-repeated="16384"/>
        </table:table-row>
      </table:table>
      <table:table table:name="artifacts" table:style-name="ta1">
        <table:table-column table:style-name="co15" table:default-cell-style-name="ce1"/>
        <table:table-column table:style-name="co18" table:default-cell-style-name="ce1"/>
        <table:table-column table:style-name="co15" table:number-columns-repeated="1021" table:default-cell-style-name="ce1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2">
            <text:p>Profile</text:p>
          </table:table-cell>
          <table:table-cell office:value-type="string" table:style-name="ce32">
            <text:p>Transaction</text:p>
          </table:table-cell>
          <table:table-cell office:value-type="string" table:style-name="ce32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33">
            <text:p>urn:oasis:names:specification:ubl:schema:xsd:Invoice-2</text:p>
          </table:table-cell>
          <table:table-cell table:number-columns-repeated="16380"/>
        </table:table-row>
        <table:table-row table:style-name="ro1">
          <table:table-cell table:style-name="ce7"/>
          <table:table-cell office:value-type="string" table:style-name="ce1">
            <text:p>T10</text:p>
          </table:table-cell>
          <table:table-cell office:value-type="string" table:style-name="ce1">
            <text:p>Facturae</text:p>
          </table:table-cell>
          <table:table-cell office:value-type="string" table:style-name="ce34">
            <text:p>http://www.facturae.es/Facturae/2009/v3.2/Facturae</text:p>
          </table:table-cell>
          <table:table-cell table:number-columns-repeated="16380"/>
        </table:table-row>
        <table:table-row table:style-name="ro1">
          <table:table-cell table:number-columns-repeated="2" table:style-name="ce7"/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abstract.A6:abstract.E52">
          <table:sort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Verdana2" svg:font-family="Verdana2"/>
    <style:font-face style:name="Helvetica" svg:font-family="Helvetic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2-08-02T17:27:22Z</dc:date>
    <meta:editing-cycles>168</meta:editing-cycles>
    <meta:editing-duration>PT0S</meta:editing-duration>
  </office:meta>
</office:document-meta>
</file>